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 fo:font-style="normal" style:font-style-asian="normal" style:font-style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fo:font-style="normal" style:font-style-asian="normal" style:font-style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a.length kommer i rapporten kallas för n</text:span></text:p>
      <text:h text:style-name="Heading_20_1" text:outline-level="1">Algoritm 1</text:h>
      <text:h text:style-name="Heading_20_2" text:outline-level="2">Handviftning</text:h>
      <text:p text:style-name="Text_20_body">I den första algoritmen finns tre nästlade for-loopar som alla beror på <text:span text:style-name="T2">n, vilket betyder att tidskomplexiteten uppskattas till n</text:span><text:span text:style-name="T3">2</text:span><text:span text:style-name="T5">.</text:span></text:p>
      <text:p text:style-name="Text_20_body"><text:span text:style-name="T5"/></text:p>
      <text:h text:style-name="P1" text:outline-level="2"><text:span text:style-name="T4">Matematiskt korrekt uppskattning</text:span></text:h>
      <text:p text:style-name="P2"><text:span text:style-name="T4">Med tre for-loopar över fältets storlek sammanfattas tidskomplexiteten till följande formel:</text:span></text:p>
      <text:p text:style-name="P2"><text:span text:style-name="T4"/></text:p>
      <text:p text:style-name="P2"><text:span text:style-name="T4"><draw:frame draw:style-name="fr2" draw:name="Objekt5" text:anchor-type="as-char" svg:y="-0.713cm" svg:width="5.265cm" svg:height="1.139cm" draw:z-index="3"><draw:object xlink:href="./Object 5" xlink:type="simple" xlink:show="embed" xlink:actuate="onLoad"/><draw:image xlink:href="./ObjectReplacements/Object 5" xlink:type="simple" xlink:show="embed" xlink:actuate="onLoad"/><svg:desc>formel</svg:desc></draw:frame></text:span></text:p>
      <text:p text:style-name="P2"><text:span text:style-name="T4"/></text:p>
      <text:h text:style-name="P1" text:outline-level="2"><text:span text:style-name="T4">Jämförelsediagram</text:span></text:h>
      <text:p text:style-name="P2"><text:span text:style-name="T4">Den beräknade tidsåtgången är plottad som orange linje.</text:span></text:p>
      <text:p text:style-name="P2"><draw:frame draw:style-name="fr1" draw:name="Objekt2" text:anchor-type="paragraph" svg:x="0.148cm" svg:y="1.55cm" svg:width="16.819cm" svg:height="9.809cm" draw:z-index="2"><draw:object xlink:href="./Object 2" xlink:type="simple" xlink:show="embed" xlink:actuate="onLoad"/><draw:image xlink:href="./ObjectReplacements/Object 2" xlink:type="simple" xlink:show="embed" xlink:actuate="onLoad"/></draw:frame><text:span text:style-name="T4">Den uppmätta tidsåtgången är plottad som blåa fyrkanter.</text:span></text:p>
      <text:h text:style-name="Heading_20_1" text:outline-level="1"><text:soft-page-break/>Algoritm 2</text:h>
      <text:h text:style-name="Heading_20_2" text:outline-level="2">Handviftning</text:h>
      <text:p text:style-name="Text_20_body">I den andra algoritmen finns två nästlade for-loopar som båda beror på <text:span text:style-name="T2">n, vilket betyder att tidskomplexiteten uppskattas till n</text:span><text:span text:style-name="T3">3</text:span><text:span text:style-name="T5">.</text:span></text:p>
      <text:p text:style-name="Text_20_body"><text:span text:style-name="T5"/></text:p>
      <text:h text:style-name="P1" text:outline-level="2"><text:span text:style-name="T4">Matematiskt korrekt uppskattning</text:span></text:h>
      <text:p text:style-name="P2"><text:span text:style-name="T4">Med två for-loopar över fältets storlek sammanfattas tidskomplexiteten till följande formel:</text:span></text:p>
      <text:p text:style-name="P2"><text:span text:style-name="T4"/></text:p>
      <text:p text:style-name="P2"><text:span text:style-name="T4"><draw:frame draw:style-name="fr2" draw:name="Objekt4" text:anchor-type="as-char" svg:y="-0.713cm" svg:width="3.921cm" svg:height="1.139cm" draw:z-index="4"><draw:object xlink:href="./Object 4" xlink:type="simple" xlink:show="embed" xlink:actuate="onLoad"/><draw:image xlink:href="./ObjectReplacements/Object 4" xlink:type="simple" xlink:show="embed" xlink:actuate="onLoad"/><svg:desc>formel</svg:desc></draw:frame></text:span></text:p>
      <text:p text:style-name="P2"><text:span text:style-name="T4"/></text:p>
      <text:h text:style-name="P1" text:outline-level="2"><text:span text:style-name="T4">Jämförelsediagram</text:span></text:h>
      <text:p text:style-name="P2"><text:span text:style-name="T4">Den beräknade tidsåtgången är plottad som orange linje.</text:span></text:p>
      <text:p text:style-name="Text_20_body"><text:span text:style-name="T5">Den uppmätta tidsåtgången är plottad som blåa fyrkanter.</text:span></text:p>
      <text:p text:style-name="Standard"><draw:frame draw:style-name="fr1" draw:name="Objekt1" text:anchor-type="paragraph" svg:x="0.076cm" svg:y="0.476cm" svg:width="16.709cm" svg:height="10.64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<text:soft-page-break/>Algoritm 3</text:h>
      <text:h text:style-name="Heading_20_2" text:outline-level="2">Handviftning</text:h>
      <text:p text:style-name="Text_20_body">I den tredje algoritmen finns bara en for-loop som beror på <text:span text:style-name="T2">n, vilket betyder att tidskomplexiteten uppskattas till n</text:span><text:span text:style-name="T5">.</text:span></text:p>
      <text:p text:style-name="Text_20_body"><text:span text:style-name="T5"/></text:p>
      <text:h text:style-name="P1" text:outline-level="2"><text:span text:style-name="T4">Matematiskt korrekt uppskattning</text:span></text:h>
      <text:p text:style-name="P2"><text:span text:style-name="T4">Med en for-loop över fältets storlek sammanfattas tidskomplexiteten till följande formel:</text:span></text:p>
      <text:p text:style-name="P2"><text:span text:style-name="T4"/></text:p>
      <text:p text:style-name="P2"><text:span text:style-name="T4"><draw:frame draw:style-name="fr2" draw:name="Objekt6" text:anchor-type="as-char" svg:y="-0.713cm" svg:width="2.125cm" svg:height="1.139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"><text:span text:style-name="T4"/></text:p>
      <text:h text:style-name="Heading_20_2" text:outline-level="2"><text:span text:style-name="T4">Pedantisk analys</text:span></text:h>
      <text:p text:style-name="Text_20_body"><text:span text:style-name="T4"/></text:p>
      <text:h text:style-name="P1" text:outline-level="2"><text:span text:style-name="T4">Jämförelsediagram</text:span></text:h>
      <text:p text:style-name="P2"><text:span text:style-name="T4">Den beräknade tidsåtgången är plottad som orange linje.</text:span></text:p>
      <text:p text:style-name="P2"><text:span text:style-name="T4">Den uppmätta tidsåtgången är plottad som blåa fyrkanter.</text:span></text:p>
      <text:p text:style-name="Standard"/>
      <text:p text:style-name="Standard"><draw:frame draw:style-name="fr1" draw:name="Objekt3" text:anchor-type="paragraph" svg:x="0.122cm" svg:y="0.411cm" svg:width="15.976cm" svg:height="9.006cm" draw:z-index="1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Lab 1 TDA416 VT16</text:p>
        <text:p text:style-name="Header">Grupp 47</text:p>
        <text:p text:style-name="Header">Pontus Eriksson, 940410-7378, <text:a xlink:type="simple" xlink:href="mailto:ponerik@student.chalmers.se" text:style-name="Internet_20_link" text:visited-style-name="Visited_20_Internet_20_Link">ponerik@student.chalmers.se</text:a></text:p>
        <text:p text:style-name="Header">Robin Jansson, YYMMDD-XXXX, <text:a xlink:type="simple" xlink:href="mailto:robin.seriousmail@gmail.com" text:style-name="Internet_20_link" text:visited-style-name="Visited_20_Internet_20_Link">robin.seriousmail@gmail.com</text:a>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ontus Eriksson</meta:initial-creator>
    <meta:creation-date>2016-02-01T15:35:39.75</meta:creation-date>
    <dc:date>2016-02-01T16:28:20.17</dc:date>
    <dc:creator>Pontus Eriksson</dc:creator>
    <meta:editing-duration>PT28M57S</meta:editing-duration>
    <meta:editing-cycles>3</meta:editing-cycles>
    <meta:generator>OpenOffice/4.1.1$Win32 OpenOffice.org_project/411m6$Build-9775</meta:generator>
    <meta:document-statistic meta:table-count="0" meta:image-count="0" meta:object-count="6" meta:page-count="3" meta:paragraph-count="33" meta:word-count="184" meta:character-count="13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6">
      <style:chart-properties chart:symbol-type="named-symbol" chart:symbol-name="diamond" chart:symbol-width="0.25cm" chart:symbol-height="0.25cm" chart:link-data-style-to-source="false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09cm" svg:height="10.639cm" xlink:href="." xlink:type="simple" chart:class="chart:scatter" chart:style-name="ch1">
        <chart:legend chart:legend-position="end" svg:x="12.428cm" svg:y="4.483cm" style:legend-expansion="high" chart:style-name="ch2"/>
        <chart:plot-area chart:style-name="ch3" chart:data-source-has-labels="both" svg:x="0.784cm" svg:y="0.983cm" svg:width="10.976cm" svg:height="9.024cm">
          <chartooo:coordinate-region svg:x="1.591cm" svg:y="1.196cm" svg:width="9.797cm" svg:height="8.138cm"/>
          <chart:axis chart:dimension="x" chart:name="primary-x" chart:style-name="ch4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7" chart:values-cell-range-address="local-table.$D$2:.$D$7" chart:label-cell-address="local-table.$D$1" chart:class="chart:scatter">
            <chart:regression-curve chart:style-name="ch8">
              <chart:equation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g2</text:p>
              </table:table-cell>
              <table:table-cell office:value-type="string">
                <text:p>Alg2 se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0.263">
                <text:p>0.263</text:p>
              </table:table-cell>
              <table:table-cell office:value-type="float" office:value="0.250487712030854">
                <text:p>0.2504877120308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984">
                <text:p>0.984</text:p>
              </table:table-cell>
              <table:table-cell office:value-type="float" office:value="0.979179237938792">
                <text:p>0.979179237938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3.965">
                <text:p>3.965</text:p>
              </table:table-cell>
              <table:table-cell office:value-type="float" office:value="3.8715240638503">
                <text:p>3.8715240638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15.916">
                <text:p>15.916</text:p>
              </table:table-cell>
              <table:table-cell office:value-type="float" office:value="15.3960608120559">
                <text:p>15.3960608120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61.595">
                <text:p>61.595</text:p>
              </table:table-cell>
              <table:table-cell office:value-type="float" office:value="61.4045226939971">
                <text:p>61.4045226939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245.259">
                <text:p>245.259</text:p>
              </table:table-cell>
              <table:table-cell office:value-type="float" office:value="245.259">
                <text:p>245.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6">
      <style:chart-properties chart:symbol-type="named-symbol" chart:symbol-name="diamond" chart:symbol-width="0.25cm" chart:symbol-height="0.25cm" chart:link-data-style-to-source="false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18cm" svg:height="9.808cm" xlink:href="." xlink:type="simple" chart:class="chart:scatter" chart:style-name="ch1">
        <chart:legend chart:legend-position="end" svg:x="12.537cm" svg:y="4.068cm" style:legend-expansion="high" chart:style-name="ch2"/>
        <chart:plot-area chart:style-name="ch3" chart:data-source-has-labels="both" svg:x="-0.313cm" svg:y="0.286cm" svg:width="13.434cm" svg:height="9.19cm">
          <chartooo:coordinate-region svg:x="0.494cm" svg:y="0.499cm" svg:width="12.347cm" svg:height="8.304cm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7" chart:values-cell-range-address="local-table.$D$2:.$D$4" chart:label-cell-address="local-table.$D$1" chart:class="chart:scatter">
            <chart:regression-curve chart:style-name="ch8">
              <chart:equation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g1</text:p>
              </table:table-cell>
              <table:table-cell office:value-type="string">
                <text:p>Alg1 se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5.478">
                <text:p>5.478</text:p>
              </table:table-cell>
              <table:table-cell office:value-type="float" office:value="4.15789053839185">
                <text:p>4.157890538391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30.053">
                <text:p>30.053</text:p>
              </table:table-cell>
              <table:table-cell office:value-type="float" office:value="31.7793723239638">
                <text:p>31.7793723239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248.424">
                <text:p>248.424</text:p>
              </table:table-cell>
              <table:table-cell office:value-type="float" office:value="248.424">
                <text:p>248.4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6">
      <style:chart-properties chart:symbol-type="named-symbol" chart:symbol-name="diamond" chart:symbol-width="0.25cm" chart:symbol-height="0.25cm" chart:link-data-style-to-source="false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006cm" xlink:href="." xlink:type="simple" chart:class="chart:scatter" chart:style-name="ch1">
        <chart:legend chart:legend-position="end" svg:x="11.694cm" svg:y="3.667cm" style:legend-expansion="high" chart:style-name="ch2"/>
        <chart:plot-area chart:style-name="ch3" chart:data-source-has-labels="both" svg:x="0.769cm" svg:y="0.855cm" svg:width="10.287cm" svg:height="7.551cm">
          <chartooo:coordinate-region svg:x="1.496cm" svg:y="1.068cm" svg:width="9.188cm" svg:height="6.665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7" chart:values-cell-range-address="local-table.$D$2:.$D$8" chart:label-cell-address="local-table.$D$1" chart:class="chart:scatter">
            <chart:regression-curve chart:style-name="ch8">
              <chart:equation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g3</text:p>
              </table:table-cell>
              <table:table-cell office:value-type="string">
                <text:p>Alg3 se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0.025">
                <text:p>0.025</text:p>
              </table:table-cell>
              <table:table-cell office:value-type="float" office:value="0.0177690993409812">
                <text:p>0.01776909934098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039">
                <text:p>0.039</text:p>
              </table:table-cell>
              <table:table-cell office:value-type="float" office:value="0.0352648279228704">
                <text:p>0.0352648279228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0.079">
                <text:p>0.079</text:p>
              </table:table-cell>
              <table:table-cell office:value-type="float" office:value="0.0702562850866488">
                <text:p>0.070256285086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0.15">
                <text:p>0.15</text:p>
              </table:table-cell>
              <table:table-cell office:value-type="float" office:value="0.140239199414206">
                <text:p>0.140239199414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0.291">
                <text:p>0.291</text:p>
              </table:table-cell>
              <table:table-cell office:value-type="float" office:value="0.280205028069319">
                <text:p>0.280205028069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0.569">
                <text:p>0.569</text:p>
              </table:table-cell>
              <table:table-cell office:value-type="float" office:value="0.560136685379546">
                <text:p>0.560136685379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6">
                <text:p>4096</text:p>
              </table:table-cell>
              <table:table-cell office:value-type="float" office:value="1.12">
                <text:p>1.12</text:p>
              </table:table-cell>
              <table:table-cell office:value-type="float" office:value="1.12">
                <text:p>1.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math xmlns="http://www.w3.org/1998/Math/MathML">
  <semantics>
    <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underover>
              <mo stretchy="false">∑</mo>
              <mrow>
                <mi>j</mi>
                <mo stretchy="false">=</mo>
                <mi>i</mi>
              </mrow>
              <mi>n</mi>
            </munderover>
            <mn>1</mn>
          </mrow>
        </mrow>
        <mo stretchy="false">=</mo>
        <mrow>
          <mrow>
            <mfrac>
              <msup>
                <mi>n</mi>
                <mn>2</mn>
              </msup>
              <mn>2</mn>
            </mfrac>
            <mo stretchy="false">+</mo>
            <mfrac>
              <msup>
                <mn>3n</mn>
                <mn>2</mn>
              </msup>
              <mn>2</mn>
            </mfrac>
          </mrow>
          <mo stretchy="false">+</mo>
          <mn>1</mn>
        </mrow>
      </mrow>
    </mrow>
    <annotation encoding="StarMath 5.0">sum from i=0 to n sum from j=i to n 1 = n^2 over 2 + 3n^2 over 2 + 1</annotation>
  </semantics>
</math>
</file>

<file path=Object 5/content.xml><?xml version="1.0" encoding="utf-8"?>
<math xmlns="http://www.w3.org/1998/Math/MathML">
  <semantics>
    <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underover>
              <mo stretchy="false">∑</mo>
              <mrow>
                <mi>j</mi>
                <mo stretchy="false">=</mo>
                <mi>i</mi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i>i</mi>
                </mrow>
                <mi>j</mi>
              </munderover>
              <mn>1</mn>
            </mrow>
          </mrow>
        </mrow>
        <mo stretchy="false">=</mo>
        <mrow>
          <mrow>
            <mrow>
              <mfrac>
                <msup>
                  <mi>n</mi>
                  <mn>3</mn>
                </msup>
                <mn>6</mn>
              </mfrac>
              <mo stretchy="false">+</mo>
              <msup>
                <mi>n</mi>
                <mn>2</mn>
              </msup>
            </mrow>
            <mo stretchy="false">+</mo>
            <mfrac>
              <mn>11n</mn>
              <mn>6</mn>
            </mfrac>
          </mrow>
          <mo stretchy="false">+</mo>
          <mn>1</mn>
        </mrow>
      </mrow>
    </mrow>
    <annotation encoding="StarMath 5.0">sum from i=0 to n sum from j=i to n sum from k=i to j 1 = n^3 over 6 + n^2 + 11n over 6 + 1</annotation>
  </semantics>
</math>
</file>

<file path=Object 6/content.xml><?xml version="1.0" encoding="utf-8"?>
<math xmlns="http://www.w3.org/1998/Math/MathML">
  <semantics>
    <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n>1</mn>
        </mrow>
        <mo stretchy="false">=</mo>
        <mrow>
          <mi>n</mi>
          <mo stretchy="false">+</mo>
          <mn>1</mn>
        </mrow>
      </mrow>
    </mrow>
    <annotation encoding="StarMath 5.0">sum from i=0 to n 1 = n + 1</annotation>
  </semantics>
</math>
</file>